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size="18pt" style:font-size-asian="18pt" style:font-size-complex="18pt"/>
    </style:style>
    <style:style style:name="P2" style:family="paragraph" style:parent-style-name="Text_20_body">
      <style:text-properties officeooo:paragraph-rsid="001b56f3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98dd3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ice Tag</text:h>
      <text:p text:style-name="Text_20_body"><text:span text:style-name="Strong_20_Emphasis"><text:span text:style-name="T1">Royal Deluxe Universal Rollator</text:span></text:span><text:span text:style-name="T1"><text:line-break/></text:span><text:span text:style-name="Emphasis"><text:span text:style-name="T1">Aluminum, 4 Wheels, Universal Height Adjustment</text:span></text:span></text:p>
      <text:p text:style-name="P2"><text:span text:style-name="T1">💲 </text:span><text:span text:style-name="Strong_20_Emphasis"><text:span text:style-name="T2">160.00</text:span></text:span><text:span text:style-name="T1"><text:line-break/>(+16.40 Tax)</text:span></text:p>
      <text:p text:style-name="P3">✅ 8" Wheels – Indoor &amp; Outdoor<text:line-break/>✅ Padded Seat with Tote Bag<text:line-break/>✅ Adjustable Handle &amp; Seat Heights<text:line-break/>✅ Lightweight 17 lbs | Weight Capacity: 300 lbs<text:line-break/>✅ Available Colors: Aqua, Laser Blue, Green, R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8T13:16:40.898897700</meta:creation-date>
    <dc:date>2025-09-18T13:41:50.387989800</dc:date>
    <meta:editing-duration>PT14M58S</meta:editing-duration>
    <meta:editing-cycles>2</meta:editing-cycles>
    <meta:generator>LibreOffice/25.2.5.2$Windows_X86_64 LibreOffice_project/03d19516eb2e1dd5d4ccd751a0d6f35f35e08022</meta:generator>
    <meta:print-date>2025-09-18T13:41:49.449403000</meta:print-date>
    <meta:document-statistic meta:table-count="0" meta:image-count="0" meta:object-count="0" meta:page-count="1" meta:paragraph-count="4" meta:word-count="51" meta:character-count="299" meta:non-whitespace-character-count="251"/>
  </office:meta>
</office:document-meta>
</file>